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sian="Cambria"/>
    </style:style>
    <style:style style:name="P2" style:family="paragraph" style:parent-style-name="Standard" style:master-page-name="Standard">
      <style:paragraph-properties style:page-number="auto" fo:break-before="page"/>
    </style:style>
    <style:style style:name="P3" style:family="paragraph" style:parent-style-name="Text_20_body">
      <style:paragraph-properties fo:break-before="page"/>
    </style:style>
    <style:style style:name="P4" style:family="paragraph" style:parent-style-name="Text_20_body">
      <style:text-properties officeooo:paragraph-rsid="001a2422"/>
    </style:style>
    <style:style style:name="P5" style:family="paragraph" style:parent-style-name="Text_20_body">
      <style:text-properties officeooo:paragraph-rsid="001bbf4c"/>
    </style:style>
    <style:style style:name="P6" style:family="paragraph" style:parent-style-name="Heading_20_1">
      <style:paragraph-properties fo:text-align="center" style:justify-single-word="false"/>
    </style:style>
    <style:style style:name="P7" style:family="paragraph" style:parent-style-name="Table_20_Contents">
      <style:text-properties officeooo:paragraph-rsid="00196fbb"/>
    </style:style>
    <style:style style:name="P8" style:family="paragraph" style:parent-style-name="Table_20_Contents">
      <style:text-properties style:font-name-asian="Cambria"/>
    </style:style>
    <style:style style:name="P9" style:family="paragraph" style:parent-style-name="Table_20_Contents">
      <style:text-properties officeooo:paragraph-rsid="00196fbb" style:font-name-asian="Cambria"/>
    </style:style>
    <style:style style:name="T1" style:family="text">
      <style:text-properties officeooo:rsid="00196fbb"/>
    </style:style>
    <style:style style:name="T2" style:family="text">
      <style:text-properties officeooo:rsid="001a2422"/>
    </style:style>
    <style:style style:name="T3" style:family="text">
      <style:text-properties officeooo:rsid="001bb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6" text:outline-level="1">COMPTE RENDU REUNION EXTERNE – 23/10</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2" office:value-type="string">
            <text:p text:style-name="P7"><text:span text:style-name="T1">BATTISTA Yann</text:span></text:p>
          </table:table-cell>
          <table:table-cell table:style-name="Auteurs.B2" office:value-type="string">
            <text:p text:style-name="Table_20_Contents"/>
          </table:table-cell>
          <table:table-cell table:style-name="Auteurs.C2" office:value-type="string">
            <text:p text:style-name="Table_20_Contents"/>
          </table:table-cell>
        </table:table-row>
        <table:table-row>
          <table:table-cell table:style-name="Auteurs.B3" office:value-type="string">
            <text:p text:style-name="Table_20_Contents">Rédigé le :23/10</text:p>
          </table:table-cell>
          <table:table-cell table:style-name="Auteurs.B3" office:value-type="string">
            <text:p text:style-name="Table_20_Contents">Approuvé le :</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P7">M. <text:span text:style-name="T1">Novelli</text:span></text:p>
          </table:table-cell>
        </table:table-row>
        <table:table-row>
          <table:table-cell table:style-name="Diffusion.A3" office:value-type="string">
            <text:p text:style-name="Table_20_Contents">Copies à :</text:p>
          </table:table-cell>
          <table:table-cell table:style-name="Diffusion.B3" office:value-type="string">
            <text:p text:style-name="P1">BEN NASR Riadh</text:p>
            <text:p text:style-name="P9"><text:span text:style-name="T1">GUIEU Christophe</text:span></text:p>
            <text:p text:style-name="P1">MIRETTI Yoan</text:p>
            <text:p text:style-name="P1">PLONG Michael</text:p>
            <text:p text:style-name="P1">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C2" office:value-type="string">
            <text:p text:style-name="Table_20_Contents">1.0</text:p>
          </table:table-cell>
          <table:table-cell table:style-name="historique.C2" office:value-type="string">
            <text:p text:style-name="P7"><text:span text:style-name="T1">BATTISTA Yann</text:span></text:p>
          </table:table-cell>
          <table:table-cell table:style-name="historique.C2" office:value-type="string">
            <text:p text:style-name="Table_20_Contents">23/10</text:p>
          </table:table-cell>
          <table:table-cell table:style-name="historique.D2" office:value-type="string">
            <text:p text:style-name="Table_20_Contents"/>
          </table:table-cell>
        </table:table-row>
      </table:table>
      <text:p text:style-name="Standard"/>
      <text:p text:style-name="P3"><text:span text:style-name="T2">Lors de la réunion interne du 23/10/2013 plusieurs points ont été abordés.</text:span></text:p>
      <text:p text:style-name="Text_20_body"><text:span text:style-name="T2"/></text:p>
      <text:p text:style-name="P4"><text:span text:style-name="T2">Le groupe de travail se demandait si il était nécessaire que chaque le membre du groupe vérifie le code produit lors de l'itération.</text:span></text:p>
      <text:p text:style-name="P4"><text:span text:style-name="T2">Il a été répondu que, même si le code ne devait pas nécessairement être revu par chaque membre du groupe, il était impératif que le code compile et fonctionne en fin d'itération. La manière dont c'est assuré ne dépend que du groupe.</text:span></text:p>
      <text:p text:style-name="P5"><text:span text:style-name="T3"/></text:p>
      <text:p text:style-name="P5"><text:span text:style-name="T3">D'autre part, l'équipe de développement se demandait si les fiches d'itérations doivent contenir l'heure de début et de fin en plus de la date.</text:span></text:p>
      <text:p text:style-name="P5"><text:span text:style-name="T3">En réponse, M. Novelli indique qu'il n'est pas nécessaire d'avoir l'heure sur les fiches d'itération. Mais si l'heure est jugée utile par le groupe, elle peut être rajouté.</text:span></text:p>
      <text:p text:style-name="P5"><text:span text:style-name="T3"/></text:p>
      <text:p text:style-name="P5"><text:span text:style-name="T3">Finalement, les membres du groupe ont demandé des précisions concernant la date de rendu de la liste globale des taches à réaliser.</text:span></text:p>
      <text:p text:style-name="P5"><text:span text:style-name="T3">En réponse, il a été indiqué que cette liste devrait être fournie avant la fin de la semaine, le plus tô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0-23T17:47:24.56</dc:date>
    <dc:creator>Yann Battista</dc:creator>
    <meta:editing-duration>PT19M29S</meta:editing-duration>
    <meta:editing-cycles>7</meta:editing-cycles>
    <meta:generator>LibreOffice/4.0.5.2$Windows_x86 LibreOffice_project/5464147a081647a250913f19c0715bca595af2f</meta:generator>
    <meta:document-statistic meta:table-count="4" meta:image-count="0" meta:object-count="0" meta:page-count="2" meta:paragraph-count="38" meta:word-count="231" meta:character-count="1356" meta:non-whitespace-character-count="1162"/>
  </office:meta>
</office:document-meta>
</file>